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FreeMono2" svg:font-family="FreeMono" style:font-adornments="Normal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top" draw:auto-grow-height="false" fo:min-height="2.75cm" fo:min-width="5cm"/>
      <style:paragraph-properties style:writing-mode="lr-tb"/>
    </style:style>
    <style:style style:name="gr2" style:family="graphic" style:parent-style-name="standard">
      <style:graphic-properties draw:fill="solid" draw:fill-color="#e6e6ff" draw:textarea-horizontal-align="left" draw:textarea-vertical-align="bottom" draw:auto-grow-height="false" fo:min-height="4.15cm" fo:min-width="13.3cm"/>
      <style:paragraph-properties style:writing-mode="lr-tb"/>
    </style:style>
    <style:style style:name="gr3" style:family="graphic" style:parent-style-name="standard">
      <style:graphic-properties draw:fill-color="#ffffcc" draw:opacity="40%" draw:textarea-horizontal-align="justify" draw:textarea-vertical-align="middle" draw:auto-grow-height="false" fo:min-height="1.464cm" fo:min-width="5.965cm" draw:shadow-opacity="40%"/>
    </style:style>
    <style:style style:name="gr4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  <style:paragraph-properties style:writing-mode="lr-tb"/>
    </style:style>
    <style:style style:name="gr7" style:family="graphic" style:parent-style-name="standard">
      <style:graphic-properties draw:marker-end="Arrow_20_concave" draw:textarea-horizontal-align="center" draw:textarea-vertical-align="middl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59cm" fo:min-width="2.2cm"/>
      <style:paragraph-properties style:writing-mode="lr-tb"/>
    </style:style>
    <style:style style:name="gr9" style:family="graphic" style:parent-style-name="standard">
      <style:graphic-properties draw:fill="solid" draw:fill-color="#ffffcc" draw:opacity="50%" draw:textarea-horizontal-align="left" draw:textarea-vertical-align="top" draw:auto-grow-height="false" fo:min-height="0.562cm" fo:min-width="1.5cm" draw:shadow-opacity="50%"/>
      <style:paragraph-properties style:writing-mode="lr-tb"/>
    </style:style>
    <style:style style:name="gr10" style:family="graphic" style:parent-style-name="standard">
      <style:graphic-properties draw:marker-end="Arrow_20_concave" draw:marker-end-width="0.2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558cm" fo:min-width="1.698cm"/>
      <style:paragraph-properties style:writing-mode="lr-tb"/>
    </style:style>
    <style:style style:name="gr12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 fo:min-height="0.559cm" fo:min-width="2.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e6e6ff"/>
      <style:paragraph-properties fo:margin-left="0cm" fo:margin-right="0cm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3" style:family="paragraph">
      <loext:graphic-properties draw:fill-color="#ffffcc" draw:opacity="40%"/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5" style:family="paragraph">
      <loext:graphic-properties draw:fill="none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6" style:family="paragraph">
      <style:paragraph-properties fo:margin-left="0cm" fo:margin-right="0cm" fo:line-height="100%" fo:text-align="start" fo:text-indent="0cm"/>
    </style:style>
    <style:style style:name="P7" style:family="paragraph">
      <loext:graphic-properties draw:fill="none"/>
      <style:paragraph-properties fo:margin-left="0cm" fo:margin-right="0cm" fo:line-height="100%" fo:text-align="start" fo:text-indent="0cm"/>
      <style:text-properties style:font-name="FreeMono2" fo:font-size="14pt" style:font-size-asian="18pt" style:font-size-complex="18pt"/>
    </style:style>
    <style:style style:name="P8" style:family="paragraph">
      <loext:graphic-properties draw:fill="solid" draw:fill-color="#ffffff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99"/>
      <style:paragraph-properties fo:margin-left="0cm" fo:margin-right="0cm" fo:text-align="center" fo:text-indent="0cm"/>
      <style:text-properties fo:font-size="14pt" fo:font-weight="bold" style:font-size-asian="18pt" style:font-size-complex="18pt"/>
    </style:style>
    <style:style style:name="P11" style:family="paragraph">
      <loext:graphic-properties draw:fill="solid" draw:fill-color="#ffffcc" draw:opacity="50%"/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style:font-name="FreeMono2" fo:font-size="14pt" style:font-size-asian="18pt" style:font-size-complex="18pt"/>
    </style:style>
    <style:style style:name="P14" style:family="paragraph">
      <loext:graphic-properties draw:fill="solid" draw:fill-color="#ffffff"/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15" style:family="paragraph">
      <loext:graphic-properties draw:fill="none"/>
      <style:paragraph-properties fo:margin-left="0cm" fo:margin-right="0cm" fo:text-align="center" fo:text-indent="0cm"/>
      <style:text-properties fo:font-size="14pt" fo:font-style="italic" style:font-size-asian="18pt" style:font-size-complex="18pt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style:style style:name="T2" style:family="text">
      <style:text-properties fo:font-size="14pt"/>
    </style:style>
    <style:style style:name="T3" style:family="text">
      <style:text-properties style:font-name="FreeMono2" fo:font-size="14pt" fo:font-weight="bold" style:font-size-asian="18pt" style:font-weight-asian="bold" style:font-size-complex="18pt" style:font-weight-complex="bold"/>
    </style:style>
    <style:style style:name="T4" style:family="text">
      <style:text-properties style:font-name="FreeMono2" fo:font-size="14pt" style:font-size-asian="18pt" style:font-size-complex="18pt"/>
    </style:style>
    <style:style style:name="T5" style:family="text">
      <style:text-properties fo:font-size="14pt" fo:font-weight="bold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5" draw:id="id5" draw:layer="layout" svg:width="5.5cm" svg:height="3cm" svg:x="17cm" svg:y="8.5cm">
          <text:p text:style-name="P1"><text:span text:style-name="T1">Independant</text:span></text:p>
          <text:p text:style-name="P1"><text:span text:style-name="T1">public repositor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3.8cm" svg:height="4.4cm" svg:x="5.7cm" svg:y="13.1cm">
          <text:p text:style-name="P1"><text:span text:style-name="T1">Us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465cm" svg:height="1.714cm" svg:x="5.4cm" svg:y="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7cm" svg:height="0.81cm" svg:x="18.4cm" svg:y="10.3cm">
          <text:p text:style-name="P1"><text:span text:style-name="T2">JB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7cm" svg:height="0.81cm" svg:x="20.6cm" svg:y="10.3cm">
          <text:p text:style-name="P1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198cm" svg:height="0.808cm" svg:x="5.902cm" svg:y="13.6cm">
          <text:p text:style-name="P1"><text:span text:style-name="T2">central</text:span><text:span text:style-name="T2"><text:line-break/></text:span><text:span text:style-name="T2">(defaul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198cm" svg:height="0.808cm" svg:x="11cm" svg:y="14.592cm">
          <text:p text:style-name="P6"><text:span text:style-name="T3">settings.xml</text:span><text:span text:style-name="T4"><text:line-break/></text:span><text:span text:style-name="T4">&lt;mirrorOf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" draw:id="id1" draw:layer="layout" svg:width="2.2cm" svg:height="0.81cm" svg:x="8.3cm" svg:y="15.69cm">
          <text:p text:style-name="P1"><text:span text:style-name="T2">Mav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draw:line-skew="1.651cm" svg:x1="9.4cm" svg:y1="15.69cm" svg:x2="7.05cm" svg:y2="11.009cm" draw:start-shape="id1" draw:start-glue-point="0" draw:end-shape="id2" draw:end-glue-point="2" svg:d="M9400 15690v-690h-2350v-3991" svg:viewBox="0 0 2351 4682">
          <text:p/>
        </draw:connector>
        <draw:custom-shape draw:style-name="gr6" draw:text-style-name="P8" xml:id="id3" draw:id="id3" draw:layer="layout" svg:width="5cm" svg:height="0.81cm" svg:x="12.7cm" svg:y="13.4cm">
          <text:p text:style-name="P1"><text:span text:style-name="T2">Repository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draw:line-skew="0.05cm" svg:x1="9.4cm" svg:y1="15.69cm" svg:x2="15.2cm" svg:y2="14.21cm" draw:start-shape="id1" draw:start-glue-point="0" draw:end-shape="id3" svg:d="M9400 15690v-690h5800v-790" svg:viewBox="0 0 5801 1481">
          <text:p/>
        </draw:connector>
        <draw:connector draw:style-name="gr7" draw:text-style-name="P9" draw:layer="layout" draw:line-skew="1.655cm" svg:x1="9.4cm" svg:y1="15.69cm" svg:x2="10.5cm" svg:y2="11.012cm" draw:start-shape="id1" draw:start-glue-point="0" draw:end-shape="id4" draw:end-glue-point="2" svg:d="M9400 15690v-684h1100v-3994" svg:viewBox="0 0 1101 4679">
          <text:p/>
        </draw:connector>
        <draw:connector draw:style-name="gr7" draw:text-style-name="P9" draw:layer="layout" draw:line-skew="0.05cm" svg:x1="15.2cm" svg:y1="13.4cm" svg:x2="19.75cm" svg:y2="11.5cm" draw:start-shape="id3" draw:start-glue-point="0" draw:end-shape="id5" draw:end-glue-point="2" svg:d="M15200 13400v-900h4550v-1000" svg:viewBox="0 0 4551 1901">
          <text:p/>
        </draw:connector>
        <draw:connector draw:style-name="gr7" draw:text-style-name="P9" draw:layer="layout" draw:line-skew="0.239cm" svg:x1="15.2cm" svg:y1="13.4cm" svg:x2="11.303cm" svg:y2="11.622cm" draw:start-shape="id3" draw:start-glue-point="0" svg:d="M15200 13400v-900h-3897v-878" svg:viewBox="0 0 3898 1779">
          <text:p/>
        </draw:connector>
        <draw:custom-shape draw:style-name="gr8" draw:text-style-name="P10" xml:id="id2" draw:id="id2" draw:layer="layout" svg:width="2.7cm" svg:height="0.809cm" svg:x="5.7cm" svg:y="10.2cm">
          <text:p text:style-name="P1"><text:span text:style-name="T5">centr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xml:id="id4" draw:id="id4" draw:layer="layout" svg:width="2cm" svg:height="0.812cm" svg:x="9.5cm" svg:y="10.2cm">
          <text:p text:style-name="P1"><text:span text:style-name="T2">mirr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svg:x1="10.5cm" svg:y1="16.095cm" svg:x2="19.75cm" svg:y2="11.5cm" draw:start-shape="id1" draw:start-glue-point="1" draw:end-shape="id5" draw:end-glue-point="2" svg:d="M10500 16095h9250v-4595" svg:viewBox="0 0 9251 4596">
          <text:p/>
        </draw:connector>
        <draw:custom-shape draw:style-name="gr5" draw:text-style-name="P13" draw:layer="layout" svg:width="2.198cm" svg:height="0.808cm" svg:x="15.402cm" svg:y="15.892cm">
          <text:p text:style-name="P12"><text:span text:style-name="T3">pom.xml</text:span><text:span text:style-name="T4"><text:line-break/></text:span><text:span text:style-name="T4">&lt;repository&gt;</text:span><text:span text:style-name="T4"><text:line-break/></text:span><text:span text:style-name="T4">&lt;pluginRepository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6" draw:id="id6" draw:layer="layout" svg:width="3cm" svg:height="0.5cm" svg:x="9.9cm" svg:y="16.7cm">
          <text:p text:style-name="P1"><text:span text:style-name="T6">local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9.4cm" svg:y1="16.5cm" svg:x2="9.9cm" svg:y2="16.95cm" draw:start-shape="id1" draw:start-glue-point="2" draw:end-shape="id6" draw:end-glue-point="3" svg:d="M9400 16500v450h500" svg:viewBox="0 0 501 451">
          <text:p/>
        </draw:connector>
        <draw:custom-shape draw:style-name="gr11" draw:text-style-name="P15" draw:layer="layout" svg:width="2.198cm" svg:height="0.808cm" svg:x="14.1cm" svg:y="12.4cm">
          <text:p text:style-name="P1"><text:span text:style-name="T7">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7" draw:id="id7" draw:layer="layout" svg:width="3cm" svg:height="0.809cm" svg:x="16.4cm" svg:y="14.4cm">
          <text:p text:style-name="P1"><text:span text:style-name="T2">privat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9" draw:layer="layout" svg:x1="17.7cm" svg:y1="13.805cm" svg:x2="17.9cm" svg:y2="14.4cm" draw:start-shape="id3" draw:start-glue-point="1" draw:end-shape="id7" draw:end-glue-point="0" svg:d="M17700 13805h200v595" svg:viewBox="0 0 201 5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FreeMono2" svg:font-family="FreeMono" style:font-adornments="Normal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8-12-20T23:12:09</meta:creation-date>
    <dc:date>2022-02-14T22:53:57.161402158</dc:date>
    <meta:editing-cycles>72</meta:editing-cycles>
    <meta:editing-duration>PT16H50M16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